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Nimbus Mono L" svg:font-family="'Nimbus Mono L'"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fo:color="#000000"/>
    </style:style>
    <style:style style:name="P3" style:family="paragraph" style:parent-style-name="Standard">
      <style:text-properties fo:color="#000000" style:font-name="Times New Roman"/>
    </style:style>
    <style:style style:name="P4" style:family="paragraph" style:parent-style-name="Standard">
      <style:text-properties fo:color="#000000" style:font-name="Times New Roman" fo:font-size="12pt" style:font-size-asian="12pt" style:font-size-complex="12pt"/>
    </style:style>
    <style:style style:name="P5" style:family="paragraph" style:parent-style-name="Standard">
      <style:text-properties fo:color="#000000" style:font-name="Nimbus Roman No9 L"/>
    </style:style>
    <style:style style:name="P6" style:family="paragraph" style:parent-style-name="Standard">
      <style:text-properties fo:color="#000000" style:font-name="Nimbus Roman No9 L" fo:font-size="12pt" style:font-size-asian="12pt" style:font-size-complex="12pt"/>
    </style:style>
    <style:style style:name="P7" style:family="paragraph" style:parent-style-name="Preformatted_20_Text">
      <style:text-properties fo:color="#000000" style:font-name="Times New Roman" fo:font-size="12pt" style:font-size-asian="12pt" style:font-size-complex="12pt"/>
    </style:style>
    <style:style style:name="P8" style:family="paragraph" style:parent-style-name="Preformatted_20_Text">
      <style:text-properties fo:color="#000000" style:font-name="Nimbus Roman No9 L" fo:font-size="12pt" style:font-size-asian="12pt" style:font-size-complex="12pt"/>
    </style:style>
    <style:style style:name="P9" style:family="paragraph" style:parent-style-name="Preformatted_20_Text">
      <style:text-properties fo:color="#800000"/>
    </style:style>
    <style:style style:name="P10" style:family="paragraph" style:parent-style-name="Preformatted_20_Text">
      <style:paragraph-properties fo:margin-top="0in" fo:margin-bottom="0.1965in"/>
    </style:style>
    <style:style style:name="P11" style:family="paragraph" style:parent-style-name="Preformatted_20_Text">
      <style:paragraph-properties fo:margin-top="0in" fo:margin-bottom="0.1965in"/>
      <style:text-properties fo:color="#000000"/>
    </style:style>
    <style:style style:name="P12" style:family="paragraph" style:parent-style-name="Preformatted_20_Text">
      <style:paragraph-properties fo:margin-top="0in" fo:margin-bottom="0.1965in"/>
      <style:text-properties fo:color="#000000" style:font-name="Times New Roman" fo:font-size="12pt" style:font-size-asian="12pt" style:font-size-complex="12pt"/>
    </style:style>
    <style:style style:name="P13" style:family="paragraph" style:parent-style-name="Preformatted_20_Text">
      <style:paragraph-properties fo:margin-top="0in" fo:margin-bottom="0.1965in"/>
      <style:text-properties fo:color="#000000" style:font-name="Nimbus Roman No9 L" fo:font-size="12pt" style:font-size-asian="12pt" style:font-size-complex="12pt"/>
    </style:style>
    <style:style style:name="P14" style:family="paragraph" style:parent-style-name="Preformatted_20_Text">
      <style:paragraph-properties fo:margin-top="0in" fo:margin-bottom="0.1965in"/>
      <style:text-properties fo:color="#800000"/>
    </style:style>
    <style:style style:name="P15" style:family="paragraph" style:parent-style-name="Standard">
      <style:text-properties fo:color="#800000"/>
    </style:style>
    <style:style style:name="P16" style:family="paragraph" style:parent-style-name="Standard">
      <style:text-properties fo:color="#000000" style:font-name="Nimbus Roman No9 L"/>
    </style:style>
    <style:style style:name="P17" style:family="paragraph" style:parent-style-name="Standard">
      <style:text-properties style:font-name="Times New Roman"/>
    </style:style>
    <style:style style:name="P18" style:family="paragraph" style:parent-style-name="Preformatted_20_Text">
      <style:text-properties fo:color="#000000"/>
    </style:style>
    <style:style style:name="T1" style:family="text">
      <style:text-properties fo:font-size="12pt"/>
    </style:style>
    <style:style style:name="T2" style:family="text">
      <style:text-properties fo:font-size="12pt" style:font-size-asian="12pt" style:font-size-complex="12pt"/>
    </style:style>
    <style:style style:name="T3" style:family="text">
      <style:text-properties style:use-window-font-color="true" fo:font-size="12pt" style:font-size-asian="12pt" style:font-size-complex="12pt"/>
    </style:style>
    <style:style style:name="T4" style:family="text">
      <style:text-properties fo:color="#000000"/>
    </style:style>
    <style:style style:name="T5" style:family="text">
      <style:text-properties fo:color="#000000" style:text-outline="false" style:text-line-through-style="none" fo:font-size="12pt" fo:font-style="normal" fo:text-shadow="none"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text-emphasize="none"/>
    </style:style>
    <style:style style:name="T6" style:family="text">
      <style:text-properties fo:color="#000000" style:text-outline="false" style:text-line-through-style="none" fo:font-size="12pt" fo:font-style="normal" fo:text-shadow="none" style:text-underline-style="none" style:font-name-asian="Times New Roman1" style:font-size-asian="11pt" style:font-style-asian="normal" style:font-name-complex="Times New Roman1" style:font-size-complex="11pt" style:font-style-complex="normal" style:text-emphasize="none"/>
    </style:style>
    <style:style style:name="T7" style:family="text">
      <style:text-properties fo:color="#000000" style:text-outline="false" style:text-line-through-style="none" fo:font-size="12pt" fo:text-shadow="none" style:text-underline-style="none" style:font-name-asian="Times New Roman1" style:font-size-asian="11pt" style:font-name-complex="Times New Roman1" style:font-size-complex="11pt" style:text-emphasize="none"/>
    </style:style>
    <style:style style:name="T8" style:family="text">
      <style:text-properties fo:color="#000000" style:text-outline="false" style:text-line-through-style="none" fo:font-size="12pt" fo:text-shadow="none" style:text-underline-style="none" fo:font-weight="normal" style:font-name-asian="Times New Roman1" style:font-size-asian="11pt" style:font-weight-asian="normal" style:font-name-complex="Times New Roman1" style:font-size-complex="11pt" style:font-weight-complex="normal" style:text-emphasize="none"/>
    </style:style>
    <style:style style:name="T9" style:family="text">
      <style:text-properties fo:color="#000000" fo:font-size="12pt" style:font-size-asian="12pt" style:font-size-complex="12pt"/>
    </style:style>
    <style:style style:name="T10" style:family="text">
      <style:text-properties fo:color="#000000" style:font-name="Nimbus Roman No9 L" fo:font-size="12pt" style:font-size-asian="12pt" style:font-size-complex="12pt"/>
    </style:style>
    <style:style style:name="T11" style:family="text">
      <style:text-properties fo:color="#000000" style:font-name="Nimbus Roman No9 L"/>
    </style:style>
    <style:style style:name="T12" style:family="text">
      <style:text-properties fo:color="#000000" style:font-name="Nimbus Roman No9 L" fo:font-size="12pt" style:font-size-asian="12pt" style:font-size-complex="12pt"/>
    </style:style>
    <style:style style:name="T13" style:family="text">
      <style:text-properties fo:font-weight="normal" style:font-weight-asian="normal" style:font-weight-complex="normal"/>
    </style:style>
    <style:style style:name="T14" style:family="text">
      <style:text-properties fo:color="#800000"/>
    </style:style>
    <style:style style:name="T15" style:family="text">
      <style:text-properties fo:color="#800000" fo:font-size="12pt" style:font-size-asian="12pt" style:font-size-complex="12pt"/>
    </style:style>
    <style:style style:name="T16" style:family="text">
      <style:text-properties fo:color="#800000" style:font-name="Nimbus Roman No9 L" fo:font-size="12pt" style:font-size-asian="12pt" style:font-size-complex="12pt"/>
    </style:style>
    <style:style style:name="T17" style:family="text">
      <style:text-properties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style>
    <style:style style:name="T18" style:family="text">
      <style:text-properties style:font-name="Nimbus Roman No9 L"/>
    </style:style>
    <style:style style:name="T19" style:family="text">
      <style:text-properties style:font-name="Nimbus Roman No9 L" fo:font-size="12pt" style:font-size-asian="12pt" style:font-size-complex="12pt"/>
    </style:style>
    <style:style style:name="T20" style:family="text">
      <style:text-properties style:font-size-asian="12pt"/>
    </style:style>
    <style:style style:name="T21" style:family="text">
      <style:text-properties style:font-size-complex="12pt"/>
    </style:style>
    <style:style style:name="T22" style:family="text">
      <style:text-properties style:font-name="Nimbus Roman No9 L"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A about processor ring:</text:p>
      <text:p text:style-name="P1"/>
      <text:p text:style-name="P1"/>
      <text:p text:style-name="P1"/>
      <text:p text:style-name="P1">Q:Monica and I were trying to figure out how to connect the mbist instead of the nios2.</text:p>
      <text:p text:style-name="P1">A:Peter will take care of connecting the NIOS; you need special altera tools to create the NIOS. Just <text:s text:c="3"/>make a simple processor, don't use the mbist.</text:p>
      <text:p text:style-name="P1"/>
      <text:p text:style-name="P1">Q:What instructions should the processor have?</text:p>
      <text:p text:style-name="P1">A:send wr|rd, senddma wrrd, branch, add, sub, equal</text:p>
      <text:p text:style-name="P1"><text:s text:c="4"/>You can demonstrate that the ring can pass the messages with a simple instruction set.</text:p>
      <text:p text:style-name="P1"/>
      <text:p text:style-name="P1">Q:Where should the processor be in the ring node?</text:p>
      <text:p text:style-name="P1">A:The processor sits in the middle of the pr pipeline and node.</text:p>
      <text:p text:style-name="P1"/>
      <text:p text:style-name="P1">Q:And how are the processors identified using asm code?</text:p>
      <text:p text:style-name="P1">A:Each processor has an id/address, starting with 0 to n-1 where there are n processors in the ring;</text:p>
      <text:p text:style-name="P1"><text:s text:c="4"/>say I want to send a write from p0 to p1, then in the p0 instruction memory (IM) we need to put an <text:s text:c="10"/>instruction to send a write from p0 to p1.The asm code looks like this : <text:s/>send wr p0 r4 p1 r6</text:p>
      <text:p text:style-name="P1"><text:s text:c="3"/>The p0.r4 register is written to the p1.r6 register.</text:p>
      <text:p text:style-name="P1"/>
      <text:p text:style-name="P1">Q:How many registers should the processor have?</text:p>
      <text:p text:style-name="P1">A:Make the number of registers match the number of registers in the NIOS processor.</text:p>
      <text:p text:style-name="P1"/>
      <text:p text:style-name="P1">Q:What is the processor ring actually doing?</text:p>
      <text:p text:style-name="P1">A:The main point is that the pr has processors which send messages to each other, the messages contain <text:s/>information that one processor has processed and is passed on to another processor for additional processing. </text:p>
      <text:p text:style-name="P1">Remember that two processors are connected to the in and out ports of the ethernet MAC, the message is sent on the pins between the processors. The interface between processors is defined, the asm send instruction is converted by the datapath into a pr bus transaction.</text:p>
      <text:p text:style-name="P1"/>
      <text:p text:style-name="P1">Q:What should the interface contain?</text:p>
      <text:p text:style-name="P1">A:The interface has a data bus which is probably 32-bits, address bus, a valid bit, a transaction completed bit, a command bit to say whether this is a read/write/dma/ whatever transaction. <text:s/>T<text:span text:style-name="T1">ry to use the NIOS interface for your simple processor so that the Design Magnitude guys can plug in the configured NIOS processor.</text:span></text:p>
      <text:p text:style-name="P1"/>
      <text:p text:style-name="P1"/>
      <text:p text:style-name="P1"/>
      <text:p text:style-name="P1"/>
      <text:p text:style-name="P1">Q:The add,sub,...instructions can be used for more different processors or just in one? <text:s text:c="2"/></text:p>
      <text:p text:style-name="P1">Ex: add pr1 r0 pr2 r1 pr3 r4 (source1 source2 dest)<text:line-break/>A:Just one processor.</text:p>
      <text:p text:style-name="P1"/>
      <text:p text:style-name="P1"/>
      <text:p text:style-name="P1">Q:DMA is a problem because of the length?</text:p>
      <text:p text:style-name="P1">A:DMA may have to be two instructions. You could have two ways of doing DMA: a short DMA which is setup in one instruction and includes the burst length, and a second way which first writes the burst length to the DMA engine in the other processor and then does the DMA read or write in the next instruction.<text:line-break/></text:p>
      <text:p text:style-name="P1">Q:Is there a reserved space in NIOS for user defined opcodes?<text:line-break/>A:Yes, is opx. It really depends on how many words that people want to transfer with DMA.</text:p>
      <text:p text:style-name="P1"/>
      <text:p text:style-name="P1">Q:The burst instr means that we can transfer 64 bits?</text:p>
      <text:p text:style-name="P1">A:I will ask Peter/Jeff at Design Magnitude what they want to do.</text:p>
      <text:p text:style-name="P1"/>
      <text:p text:style-name="P1">Q:How could we add more processors?</text:p>
      <text:p text:style-name="P1">A:If you need more than 16 processors you can have a hierarchical addressing scheme; <text:s/>this instruction can be used for the local 16 processors in the local cluster. You can have another instruction which can send/rcv words to/from other clusters. <text:s/></text:p>
      <text:p text:style-name="P1">Say you want to put 16 processors on each FPGA and there are 4 FPGAs in the system. <text:s/>Then there are 4 x 16 processor clusters. <text:s/>So you could do a local add and store the result in the local cluster. <text:s/>And then use a send instruction to send the result from the local cluster to a remote cluster.</text:p>
      <text:p text:style-name="P1"/>
      <text:p text:style-name="P1">Q:What is the exact difference between read32 request and read32 response?<text:line-break/>A:read32 request - the local processor requests a read from a remote processor;</text:p>
      <text:p text:style-name="P1">read32 response - the remote processor responds to the local processor's read request; 32 bits is sent.<text:line-break/>read32 just says what the size of the transaction is.<text:line-break/>When we do a read 32 request we are requesting 32 bits of data from the remote machine.<text:line-break/>When we do a read 64 request we are requesting 64 bits of data.<text:line-break/>But on which bus? Look at the bus op doc - the column header shows the bus signals for the bus operation and each cell is labeled with the contents of the bus signals.<text:line-break/>read32 response uses the data lines to send the destination address that is the address in the local processor to write the read data.</text:p>
      <text:p text:style-name="P1"/>
      <text:p text:style-name="P1">Q:What do you mean by master node?</text:p>
      <text:p text:style-name="P1"><text:span text:style-name="T1">A:That is a node which watches transactions on the bus. </text:span><text:bookmark text:name="MessageBody1"/><text:span text:style-name="T1">The master node checks each bus transaction for a timeout. If the transaction timeout bit is set then the transaction can't be processed for some reason and is removed from the bus. </text:span><text:bookmark text:name="MessageBody7"/><text:span text:style-name="T1">If there is no master node checking the transactions then the bus can lock up.</text:span></text:p>
      <text:p text:style-name="P1">If the bit is not set then node sets the timeout bit in the bus transaction. If the bit is set then the valid bit is invalidated an an interrupt is sent to the control processor.<text:line-break/>Is it a certain node? <text:s/>Yes. This node can also do other things.</text:p>
      <text:p text:style-name="P1"/>
      <text:p text:style-name="P1">Q:Can a processor give a command to another one? (the add instruction for example)</text:p>
      <text:p text:style-name="P1"><text:span text:style-name="T1">A:Yes if the byte enable bits are not used. That means it is a 32 bit operation. You can see that there is a data transfer instruction that can use the byte enables. But the add can't because there are not enough bits </text:span><text:bookmark text:name="MessageBody31"/><text:span text:style-name="T1">in a 32 bit add instruction to include the byte enables.</text:span></text:p>
      <text:p text:style-name="P1"/>
      <text:p text:style-name="P1">Q:In an add instruction, do we need to specify the processor id before every register?</text:p>
      <text:p text:style-name="P1">A:You can have two different instructions:</text:p>
      <text:p text:style-name="P1"><text:bookmark text:name="MessageBody42"/><text:s text:c="2"/>add r r r <text:s text:c="3"/>(local)</text:p>
      <text:p text:style-name="P1"><text:bookmark text:name="MessageBody43"/><text:s text:c="2"/>add p r p r p r</text:p>
      <text:p text:style-name="P1"/>
      <text:p text:style-name="P1">Q:The result of the equal instruction should set a bit? if so, <text:s/>w<text:span text:style-name="T3">hich one?</text:span></text:p>
      <text:p text:style-name="P1"><text:span text:style-name="T3">A:You should have a register with the NCZV bits. </text:span><text:span text:style-name="T2">The equations and explanation for the NCZV bit is in the RISC/CISC <text:s/>docs from NLP. Then the branch instructions use the NCZV bits. The various branch conditions are checked against the NCZV bits. </text:span></text:p>
      <text:p text:style-name="P1"/>
      <text:p text:style-name="P1">Q:Equal instruction compares the NCZV bits in a register with something to see if the bits are set?</text:p>
      <text:p text:style-name="P1">A:sets the bits using the boolean equation</text:p>
      <text:p text:style-name="P1"/>
      <text:p text:style-name="P1">Q:number of transactions (burst length) is 2 or 4 bits?</text:p>
      <text:p text:style-name="P1">A:Is that the number of bits left? <text:span text:style-name="T3">It should be 8 bits</text:span></text:p>
      <text:p text:style-name="P1"/>
      <text:p text:style-name="P1">Q:After a write32DMA transaction, the burst_length write32_single transactions are issued by the programmer or by an output dma controller?</text:p>
      <text:p text:style-name="P1">A:the dma controller</text:p>
      <text:p text:style-name="P1"/>
      <text:p text:style-name="P1">Q:the burst length and the burst bit have to be specified in the asm code?</text:p>
      <text:p text:style-name="P1">A:Yes.</text:p>
      <text:p text:style-name="P1"/>
      <text:p text:style-name="P1">Q:How many versions are there for proc ring?</text:p>
      <text:p text:style-name="P1">A: 4 <text:s/>- <text:s/><text:span text:style-name="T5">CSL/Verilog PR micro engine, <text:s/>CSL/Verilog PR NIOS II, <text:s/>CSL PR micro engine, <text:s/>CSL PR NIOS II.</text:span></text:p>
      <text:p text:style-name="P1"/>
      <text:p text:style-name="P1">Q:For the micro engine we use our instructions?</text:p>
      <text:p text:style-name="P1"><text:span text:style-name="T6">A:Yes. <text:s/></text:span><text:span text:style-name="T5">The microengine should have the same interface as the NIOS II.</text:span></text:p>
      <text:p text:style-name="P1"/>
      <text:p text:style-name="P1">Q:What is the naming convention for signals in the pr?</text:p>
      <text:p text:style-name="P1"><text:span text:style-name="T6">A:</text:span><text:span text:style-name="T6">&lt;from&gt;_&lt;to&gt;_&lt;signal_name&gt;</text:span></text:p>
      <text:p text:style-name="P1"><text:span text:style-name="T6"><text:s text:c="4"/></text:span><text:span text:style-name="T5"><text:s text:c="3"/>pr_msg.{data,addr,cmd,v,be,...}</text:span></text:p>
      <text:p text:style-name="P1"/>
      <text:p text:style-name="P1">Q:What is flopped inputs?</text:p>
      <text:p text:style-name="P1">A:Inputs that are connected to flip-flops.</text:p>
      <text:p text:style-name="P1"/>
      <text:p text:style-name="P1">Q:What is a scratch register (sr) ?</text:p>
      <text:p text:style-name="P1">A:<text:span text:style-name="T13"> W</text:span><text:span text:style-name="T5">e need to be able to access the custom logic through a register write interface. A register write interface is a set of addressable registers. <text:s/>The registers can be read/written by other PR's and this is how they can communicate with one another. <text:s/>The microengine or the NIOS should be able to write or read these regs. <text:s/>These regs should include the register file that is external to the NIOS.</text:span></text:p>
      <text:p text:style-name="P1">We will need to show a connection from the data, addr, and writ enable signals to that external register file.</text:p>
      <text:p text:style-name="P1"/>
      <text:p text:style-name="P1">Q:How do you write the uid in verilog?</text:p>
      <text:p text:style-name="P1">A:wire [] uid = pr_msg.src_id ^~ NODE_ID; <text:s/>(using xnor)</text:p>
      <text:p text:style-name="P1">0 0 1<text:line-break/>0 1 0<text:line-break/>1 0 0<text:line-break/>1 1 1</text:p>
      <text:p text:style-name="P1"/>
      <text:p text:style-name="P1">Q:How does the verilog/csl written code influence the created hardware?</text:p>
      <text:p text:style-name="P1"><text:span text:style-name="T6">A: </text:span><text:span text:style-name="T5">This is hardware inference. <text:s/>You need to know how to write the code that produces the fewest gates and the fastest logic. With no glitches.</text:span></text:p>
      <text:p text:style-name="P1"/>
      <text:p text:style-name="P1">Q: What is mq_pop equal to?</text:p>
      <text:p text:style-name="P1">A: mq_pop = ~pr_busy <text:s/>(if the node is not busy)</text:p>
      <text:p text:style-name="P1"/>
      <text:p text:style-name="P1"><text:span text:style-name="T6">Q:</text:span><text:span text:style-name="T5">What is mq_push equal to?</text:span></text:p>
      <text:p text:style-name="P1">A:mq_push = pr_msg.v &amp; (pr_busy | ~mq_qm_empty) <text:s text:c="2"/>(message is valid and node busy or queue not empty)</text:p>
      <text:p text:style-name="P1"/>
      <text:p text:style-name="P1">Q:What operators to use in verilog?</text:p>
      <text:p text:style-name="P1"><text:span text:style-name="T7">A: </text:span><text:span text:style-name="T8">D</text:span><text:span text:style-name="T5">o not use logical operators in Verilog and you will have less trouble with the code. <text:s/>Think in terms of gates. Use |, not ||, use &amp;, not &amp;&amp;, use ~, not !.</text:span></text:p>
      <text:p text:style-name="P1"/>
      <text:p text:style-name="P1">Q:What is the select for the mux after the mq?</text:p>
      <text:p text:style-name="P1">A:NIOS has a bit that is set when the processor is busy, the select is qm_mq_pop.</text:p>
      <text:p text:style-name="P1"/>
      <text:p text:style-name="P1">Q:What is ud used for?</text:p>
      <text:p text:style-name="P1">A:ud adds the uid to the message.</text:p>
      <text:p text:style-name="P1"/>
      <text:p text:style-name="P1">Q:When is nack used?</text:p>
      <text:p text:style-name="P1">A:If the mq_qm_full is set and the processor is busy, cmd is changed to nack.</text:p>
      <text:p text:style-name="P1"/>
      <text:p text:style-name="P1">Q:What are send and receive buffers?</text:p>
      <text:p text:style-name="P1">A:They are the scratch registers mentioned above.</text:p>
      <text:p text:style-name="P1"/>
      <text:p text:style-name="P1">Q:How do we use verilog module parameters?</text:p>
      <text:p text:style-name="P1">A:You can find them here:<text:span text:style-name="T6">misc/verilog/param_lib.v</text:span></text:p>
      <text:p text:style-name="P1">Use the ff module instead of always @ (posedge clk), <text:span text:style-name="T6">the code is easier to maintain.</text:span></text:p>
      <text:p text:style-name="P1">Ex:</text:p>
      <text:p text:style-name="P1">module ff(clk, r_, d, q);<text:line-break/>say you want to create a flip flop that is 32 bits wide:<text:line-break/>ff #(32) id (.clk(clk), .r_(reset_), .d(ir), .q(id));</text:p>
      <text:p text:style-name="P1"/>
      <text:p text:style-name="P1">Q:What are flip flops used for?</text:p>
      <text:p text:style-name="P1">A:F<text:span text:style-name="T6">lip flops are used to build a pipestage:<text:line-break/>one FF for next PC<text:line-break/>one FF for valid<text:line-break/>one FF for the data<text:line-break/>one FF for the control (instruction)</text:span></text:p>
      <text:p text:style-name="P1"><text:span text:style-name="T6"/></text:p>
      <text:p text:style-name="P1">Q:How do we figure out the control signals?</text:p>
      <text:p text:style-name="P1">A:You can do that by figuring out what control signals are required for each block.</text:p>
      <text:p text:style-name="P1"/>
      <text:p text:style-name="P1">Q:What controlles the qm and the mux?</text:p>
      <text:p text:style-name="P1">A:pr_busy for qm and mq_pop for the mux (why?!!)</text:p>
      <text:p text:style-name="P1"/>
      <text:p text:style-name="P1"><text:span text:style-name="T17">Q:</text:span>uid is one if the ids are equal, but is it added to the message? <text:s/>(the message is 87 bits)</text:p>
      <text:p text:style-name="P1">A:Add it to the internal message so that the units in the PR node can <text:s/></text:p>
      <text:p text:style-name="P1">tell if the message is for this PR node.</text:p>
      <text:p text:style-name="P1">This is the unit enable (unit_en) signal</text:p>
      <text:p text:style-name="P1"/>
      <text:p text:style-name="P1">Q:cp_st0,cp_st1,cp_st2 are different as said in the description below the figure? or they contain the same signals?</text:p>
      <text:p text:style-name="P1">A:They contain the same signals which are pipelined (registered). </text:p>
      <text:p text:style-name="P1">cp* is a signal group.</text:p>
      <text:p text:style-name="P1">just make some csl_registers and connect them to the signal groups to <text:s/>form the pipeline.</text:p>
      <text:p text:style-name="P1">The signal group should be defined once and then use the copy constructor to copy it.</text:p>
      <text:p text:style-name="P1"/>
      <text:p text:style-name="P1">always @(posedge clk) begin</text:p>
      <text:p text:style-name="P1"><text:s text:c="4"/>cp1 &lt;= cp0;</text:p>
      <text:p text:style-name="P1"><text:s text:c="4"/>cp2 &lt;= cp1;</text:p>
      <text:p text:style-name="P1">end</text:p>
      <text:p text:style-name="P1"/>
      <text:p text:style-name="P1">Q:au has as outputs *_wr_en (write enable for im,dm,reg,qm) and rd_en, shouldn't rd_en also be for im,dm,reg and qm?</text:p>
      <text:p text:style-name="P1">A:Yes. please add them to the inputs of the destination units. There is <text:s/>not room to put the on the output of au and au0. Add a note below or on a new page with the signals that are in <text:s/>au_&lt;to_name&gt;_&lt;register_name&gt;_{rd_en,wr_en_st{0,1}</text:p>
      <text:p text:style-name="P1"/>
      <text:p text:style-name="P1"><text:span text:style-name="T2">Q:</text:span>cp_st1 contains dm_en,im_en,reg_en as said under the drawing; what is the connection between these and im_rd/wr_en,dm_rd/wr_en,reg_rd/wr_en?</text:p>
      <text:p text:style-name="P1">A:I would say that these signal are created from the unit_en and the decoded address enable.</text:p>
      <text:p text:style-name="P1"/>
      <text:p text:style-name="P1">Q:Why does the custom logic block have the following two inputs: nios_out_bus_st1 m_cl_st1?</text:p>
      <text:p text:style-name="P1">A:The nios or me can write or read the cl the PR bus can write or read the cl.</text:p>
      <text:p text:style-name="P1"/>
      <text:p text:style-name="P1">Q:What is the other module custom logic is connected to?</text:p>
      <text:p text:style-name="P1">A:SRAM</text:p>
      <text:p text:style-name="P1">FLASH</text:p>
      <text:p text:style-name="P1">DRAM</text:p>
      <text:p text:style-name="P1"/>
      <text:p text:style-name="P1">Q:Where is slot_empty used?</text:p>
      <text:p text:style-name="P1">A:slot_empty means either the PR bus transaction is invalid or for another PR node</text:p>
      <text:p text:style-name="P1">It should be used by the bo unit. slot_empty should probably be prn_bus_msg_v meaning the PR node <text:s/>message is for this PR node and the PR bus msg is valid and the bo should do something with the message.</text:p>
      <text:p text:style-name="P1"/>
      <text:p text:style-name="P1">Q:What are the buffers exactly used for?</text:p>
      <text:p text:style-name="P1">A:Another PR node sends a write to the current PR node.</text:p>
      <text:p text:style-name="P1">The message data is written to the RB and is then sent to the NIOS or CL.</text:p>
      <text:p text:style-name="P1">SB is the send buffer and is used to send replies from the nios II.</text:p>
      <text:p text:style-name="P1"/>
      <text:p text:style-name="P1">Q:How is the au connected to the dma?</text:p>
      <text:p text:style-name="P1">A:au_dma_wr_en</text:p>
      <text:p text:style-name="P1">au_dma_rd_en</text:p>
      <text:p text:style-name="P1"/>
      <text:p text:style-name="P1">Q:So if the uid is added to the internal message (is it concatenated to the message?), it should go out at a certain point before the message leaves the node. Where does that happen?</text:p>
      <text:p text:style-name="P1">A:In the bo.</text:p>
      <text:p text:style-name="P1"/>
      <text:p text:style-name="P1">Q:If au provides the read and write enables for the im,dm,reg <text:s/>space and qm, why is uid still needed?</text:p>
      <text:p text:style-name="P1">A:UID is needed for bo and au.</text:p>
      <text:p text:style-name="P1"/>
      <text:p text:style-name="P1">Q:Should the memory be shown in the drawing? where?</text:p>
      <text:p text:style-name="P1">A:The memory/register file are internal to the NIOS II or the ME. Or the cl is connected to an external memory one of the uses of the cl is for building interfaces to external <text:s/>SRAM, FLASH, and DRAM.</text:p>
      <text:p text:style-name="P1"/>
      <text:p text:style-name="P1">Q:Why does bo have to use slot_empty? isn't it needed before the message gets to the bo?</text:p>
      <text:p text:style-name="P1">A:All messages sent out of the PR for the moment are either a write <text:span text:style-name="T9">from the ME/NIOS II which means that they have to use an empty slot. Or the inbound message is a read response in which case the read <text:s/></text:span></text:p>
      <text:p text:style-name="P1">response is sent in the slot that the cmd was received in two cycles <text:s/><text:span text:style-name="T9">prior.</text:span></text:p>
      <text:p text:style-name="P1">Advanced-for later</text:p>
      <text:p text:style-name="P1">Or the outbound message is a delayed transaction that was being <text:s/><text:span text:style-name="T9">processed by the CL and the CL sends the BO a send request to send the CL results to another processor.</text:span></text:p>
      <text:p text:style-name="P1"/>
      <text:p text:style-name="P1"><text:span text:style-name="T9">Q:W</text:span><text:span text:style-name="T9">hat is the output of dma?</text:span></text:p>
      <text:p text:style-name="P1"><text:span text:style-name="T9">A:R</text:span><text:span text:style-name="T9">ead enables and write enables and addresses.</text:span></text:p>
      <text:p text:style-name="P1"/>
      <text:p text:style-name="P4">Q:dma has an au_dma_*_rn enable and an au_dma_*_wr enable <text:s/>(*=im,dm,..) as inputs, then which ones are the output enables?</text:p>
      <text:p text:style-name="P4">A:dm_*_wr_en</text:p>
      <text:p text:style-name="P7"><text:s text:c="2"/>dm_*_rd_en</text:p>
      <text:p text:style-name="P7"><text:s text:c="2"/>dm_*addr</text:p>
      <text:p text:style-name="P7"/>
      <text:p text:style-name="P12">where * is the destination unit (cl,nios,sb)</text:p>
      <text:p text:style-name="P3"><text:span text:style-name="T2">Q:T</text:span>he control signals are "added" on every pipestage or they're all there from the begining?</text:p>
      <text:p text:style-name="P1"><text:span text:style-name="T4">A:T</text:span>he control signals are a signal group which is pipelined and the <text:s/>control signals are accessed in the each stage where they are needed.</text:p>
      <text:p text:style-name="P1"/>
      <text:p text:style-name="P4">Q:The message before ud is pr_msg_in(87), then the message after ud should be:</text:p>
      <text:p text:style-name="P7">pr_msg_st0={pr_msg_in,uid} and has width 88?</text:p>
      <text:p text:style-name="P4">A:Yes.</text:p>
      <text:p text:style-name="P4"/>
      <text:p text:style-name="P7">Q:Wouldn't be possible to use the message as a signal group, add the uid to a new signal group and use that as the inside message?</text:p>
      <text:p text:style-name="P7">A:Yes</text:p>
      <text:p text:style-name="P7"/>
      <text:p text:style-name="P6">Q:If the mq is full and the proc is busy, cmd changes to nack and you used a if in the drawing, how should I implement that in csl?</text:p>
      <text:p text:style-name="Standard">A:assign a = condition ? true_expression : false_expression;</text:p>
      <text:p text:style-name="Standard"/>
      <text:p text:style-name="Standard">Q:<text:span text:style-name="T4">All ring nodes must have a dma controller or just rn5, the only one connected to a flash? (drawing page 3)?</text:span></text:p>
      <text:p text:style-name="P2">A:Make it optional.</text:p>
      <text:p text:style-name="P2">Q:What is the purpose of the control block, and there is a <text:s/>cl_rg_pr_busy signal near it. rg? (is the block used for controlling the muxes?)</text:p>
      <text:p text:style-name="Standard"><text:span text:style-name="T4">A:T</text:span>he control block should control all of the muxes. or some of the muxes.</text:p>
      <text:p text:style-name="P2"/>
      <text:p text:style-name="P2">Q:why is rd needed in au_dma_*_{wr,rd}_en_st0 if in the end it goes to the wr_channel? (shouldn't dma be connected to the rd_channel also?)</text:p>
      <text:p text:style-name="P2">A:It should be connected to read channel also internally to the external interface.</text:p>
      <text:p text:style-name="P2"/>
      <text:p text:style-name="P6">Q:m3:nios receives a message or something from the external <text:s/>memory, right?</text:p>
      <text:p text:style-name="P6">A:Yes.</text:p>
      <text:p text:style-name="P6"/>
      <text:p text:style-name="P6">Q:m4:the something from the external memory can be sent out <text:s/>without going through the proc?</text:p>
      <text:p text:style-name="P13">A:Yes.</text:p>
      <text:p text:style-name="P5"><text:span text:style-name="T2">Q:C</text:span>onclusion from the drawing:everything going to nios must pass through cl?</text:p>
      <text:p text:style-name="P5">A:Yes.</text:p>
      <text:p text:style-name="Standard"/>
      <text:p text:style-name="Standard">Q:Is bo still needed, isn't just the message enough?</text:p>
      <text:p text:style-name="Standard">A:bo is needed for messages that come from the PR node</text:p>
      <text:p text:style-name="P10"/>
      <text:p text:style-name="P2">Q:If a message needs to be sent, but slot_empty is occupied, what happens <text:span text:style-name="T4">with the message? (if dma is used, is added to send queue, but if there's no dma?)</text:span></text:p>
      <text:p text:style-name="P2">A:The external memory device should write to a bufer / queue where <text:s/><text:span text:style-name="T4">reads are stored.</text:span></text:p>
      <text:p text:style-name="P2">the queue should be connected to the output mux that is connected to BO. <text:span text:style-name="T4">I will add this.</text:span></text:p>
      <text:p text:style-name="P2">If the slot is occupied then the dma should stall. <text:span text:style-name="T4">and remember that the PR node can only send every n cycles and that <text:s/>this is controlled by the counter which should be moved to the first stage.</text:span></text:p>
      <text:p text:style-name="P2">if the counter says send and the slot is empty then the external <text:s/>memory buffer can be popped</text:p>
      <text:p text:style-name="P2">and sent to the output mux.</text:p>
      <text:p text:style-name="P15"/>
      <text:p text:style-name="P6">Q:How is the read request passing through the pipestages?</text:p>
      <text:p text:style-name="P6">A:The read response should occupy the same slot as the read request.</text:p>
      <text:p text:style-name="P8">This means that the read request for the node is decoded in stage one and then is marked as invalid in stage 2. <text:s/>The read from the local memory occurs while the read request moves to stage 2. <text:s/>The read response should overwrite the read request in stage 3.In this case the fairness counter is ignored and the response is sent <text:span text:style-name="T10">regardless of what the fairness counter "says".You can think of the read response as part of the original read request transaction.</text:span></text:p>
      <text:p text:style-name="P8"/>
      <text:p text:style-name="P8">Q:How is the write passing through the pipestages?</text:p>
      <text:p text:style-name="Standard"><text:span text:style-name="T19">A:The write request for the node is decoded in stage 1 and then is marked as invalid in stage 2, which makes it available for stage 3 if a new transaction is ready and the fairness counter is clear. This means that what ever can send a new transaction has to stall until a slot is available.The write to the local </text:span><text:span text:style-name="T10">memory occurs while the write request moves to stage 2.</text:span></text:p>
      <text:p text:style-name="P5"><text:span text:style-name="T2"/></text:p>
      <text:p text:style-name="P5"><text:span text:style-name="T2">Q:Where is the fairness counter used?</text:span></text:p>
      <text:p text:style-name="P5"><text:span text:style-name="T2">A:So the counter is in stage 1, but used only by the write transactions. </text:span><text:span text:style-name="T11">Or DMA.</text:span></text:p>
      <text:p text:style-name="P5"/>
      <text:p text:style-name="P5">Q:How is the number of cycles that the node has to wait determined?</text:p>
      <text:p text:style-name="P5">A:Each node has a value.Look in mitch.v at the instantiations and the constants JEFF_*</text:p>
      <text:p text:style-name="P5"/>
      <text:p text:style-name="P5">Q:What about DMA transactions?</text:p>
      <text:p text:style-name="P5">A:Any outgoing transaction that is not a read response are launched <text:span text:style-name="T11">when there is an empty slot and the fairness counter says that it is the nodes turn to send a transaction.</text:span></text:p>
      <text:p text:style-name="P5"><text:span text:style-name="T11"/></text:p>
      <text:p text:style-name="P5"/>
      <text:p text:style-name="P5"/>
      <text:p text:style-name="P5"/>
      <text:p text:style-name="P18"><text:span text:style-name="T19"/></text:p>
      <text:p text:style-name="P14"/>
      <text:p text:style-name="P9"/>
      <text:p text:style-name="P2"/>
      <text:p text:style-name="P11"/>
      <text:p text:style-name="P2"/>
      <text:p text:style-name="Standard"/>
      <text:p text:style-name="P2"/>
      <text:p text:style-name="Preformatted_20_Text"/>
      <text:p text:style-name="P10"/>
      <text:p text:style-name="P2"/>
      <text:p text:style-name="Standard"/>
      <text:p text:style-name="P8"/>
      <text:p text:style-name="Standard"/>
      <text:p text:style-name="P3"/>
      <text:p text:style-name="P3"/>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o do:</text:p>
      <text:p text:style-name="P1">-we should write up a simple architecture document for the simple processor:you need one page for the instructions, one page for the memory map, one page for the datapath, one page to describe each of the processor to processor transactions</text:p>
      <text:p text:style-name="P1">-write csl code with connections, 2 versions (one using the autorouter - one port to port,one interface to interface)</text:p>
      <text:p text:style-name="P1">-<text:span text:style-name="T13"> </text:span><text:span text:style-name="T5">add a page in the internal wiki on hw inference</text:span></text:p>
      <text:p text:style-name="P1"/>
      <text:p text:style-name="P1"/>
      <text:p text:style-name="P1"/>
      <text:p text:style-name="P1"/>
      <text:p text:style-name="P1">Future:</text:p>
      <text:p text:style-name="P1">- you can add firmware to do audio processing for example</text:p>
      <text:p text:style-name="P1"/>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Nimbus Mono L" svg:font-family="'Nimbus Mono L'"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booo buuuu</meta:initial-creator>
    <meta:creation-date>2008-01-18T10:15:45</meta:creation-date>
    <dc:creator>booo buuuu</dc:creator>
    <dc:date>2008-03-27T17:29:13</dc:date>
    <dc:language>en-US</dc:language>
    <meta:editing-cycles>47</meta:editing-cycles>
    <meta:editing-duration>PT9H28M16S</meta:editing-duration>
    <meta:user-defined meta:name="Info 1"/>
    <meta:user-defined meta:name="Info 2"/>
    <meta:user-defined meta:name="Info 3"/>
    <meta:user-defined meta:name="Info 4"/>
    <meta:document-statistic meta:table-count="0" meta:image-count="0" meta:object-count="0" meta:page-count="10" meta:paragraph-count="190" meta:word-count="3262" meta:character-count="16542"/>
  </office:meta>
</office:document-meta>
</file>